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Stats.getMaxTotM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MaxUsedM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add( TaskStats stat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skSta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Stats.TaskStats( PerfTask task , int taskRunNum , int 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Stats.markEnd( int numParallelTasks , int 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skStat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TaskRun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NumParallel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Elap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Stats.getNum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